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inImpl.getJoin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Impl.get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Impl.get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oinImpl.JoinImpl( NamePathResolver resolver , SourceImpl left , SourceImpl right , int joinType , JoinConditionImpl join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inImpl.get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Impl.getJoi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